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7T10:55:38.89">
            <text:p>2020/1/27 10:5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7T10:55:39.05">
            <text:p>2020/1/27 10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7T10:55:39.49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5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5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5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5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5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6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6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6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6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07.112cm" draw:caption-point-x="-1.353cm" draw:caption-point-y="2.4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85];6;2)" office:value-type="string" office:string-value="09">
            <text:p>09</text:p>
          </table:table-cell>
          <table:table-cell table:formula="of:=MID([.F18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85];[.I185];&quot;-&quot;;LEFT([.G18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8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7T10:55:39.6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5cm" draw:caption-point-x="-1.353cm" draw:caption-point-y="2.2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7T10:55:39.87">
            <text:p>2020/1/27 10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7T10:55:40.09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04cm" draw:caption-point-x="-1.353cm" draw:caption-point-y="2.4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21)">
            <text:p>sn(12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7T10:55:40.25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5cm" draw:caption-point-x="-1.353cm" draw:caption-point-y="2.2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020/01/27</text:date>, <text:time>10:55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7T10:55:38.17</dc:date>
    <dc:creator>iwabuchi ken</dc:creator>
    <meta:editing-duration>P6DT16H31M56S</meta:editing-duration>
    <meta:editing-cycles>598</meta:editing-cycles>
    <meta:generator>OpenOffice/4.1.3$Win32 OpenOffice.org_project/413m1$Build-9783</meta:generator>
    <meta:document-statistic meta:table-count="7" meta:cell-count="3584" meta:object-count="0"/>
    <meta:user-defined meta:name="sheets-banding"/>
    <meta:user-defined meta:name="sheets-original-selection"/>
  </office:meta>
</office:document-meta>
</file>